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259a61" officeooo:paragraph-rsid="000310ab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259a61" officeooo:paragraph-rsid="000310ab"/>
    </style:style>
    <style:style style:name="P3" style:family="paragraph" style:parent-style-name="Standard">
      <style:paragraph-properties fo:text-align="start" style:justify-single-word="false"/>
      <style:text-properties officeooo:rsid="00259a61" officeooo:paragraph-rsid="000413b6"/>
    </style:style>
    <style:style style:name="P4" style:family="paragraph" style:parent-style-name="Standard">
      <style:paragraph-properties fo:text-align="start" style:justify-single-word="false"/>
      <style:text-properties officeooo:rsid="00259a61" officeooo:paragraph-rsid="0005a28d"/>
    </style:style>
    <style:style style:name="P5" style:family="paragraph" style:parent-style-name="Standard">
      <style:paragraph-properties fo:text-align="center" style:justify-single-word="false"/>
      <style:text-properties officeooo:rsid="00259a61" officeooo:paragraph-rsid="000310ab"/>
    </style:style>
    <style:style style:name="P6" style:family="paragraph" style:parent-style-name="Standard">
      <style:paragraph-properties fo:text-align="start" style:justify-single-word="false"/>
      <style:text-properties officeooo:rsid="00272513" officeooo:paragraph-rsid="000310ab"/>
    </style:style>
    <style:style style:name="T1" style:family="text">
      <style:text-properties officeooo:rsid="000310ab"/>
    </style:style>
    <style:style style:name="T2" style:family="text">
      <style:text-properties officeooo:rsid="000413b6"/>
    </style:style>
    <style:style style:name="T3" style:family="text">
      <style:text-properties officeooo:rsid="00042beb"/>
    </style:style>
    <style:style style:name="T4" style:family="text">
      <style:text-properties officeooo:rsid="0005a28d"/>
    </style:style>
    <style:style style:name="T5" style:family="text">
      <style:text-properties officeooo:rsid="0006ea66"/>
    </style:style>
    <style:style style:name="T6" style:family="text">
      <style:text-properties officeooo:rsid="000834a7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Bilan</text:span></text:p>
      <text:p text:style-name="P1"/>
      <text:p text:style-name="P1"><text:span text:style-name="T1">Trois tâches à développer m'avaient été confiées </text:span><text:span text:style-name="T5">au début de ce projet</text:span><text:span text:style-name="T1"> :</text:span></text:p>
      <text:list xml:id="list1755751019" text:style-name="L1">
        <text:list-item>
          <text:p text:style-name="P2"><text:span text:style-name="T1">Authentifier</text:span></text:p>
        </text:list-item>
        <text:list-item>
          <text:p text:style-name="P2"><text:span text:style-name="T1">Communiquer RFID</text:span></text:p>
        </text:list-item>
        <text:list-item>
          <text:p text:style-name="P2"><text:span text:style-name="T1">Configurer(personnes, lecteurs)</text:span></text:p>
        </text:list-item>
      </text:list>
      <text:p text:style-name="P1"><text:span text:style-name="T1"/></text:p>
      <text:p text:style-name="P1"><text:span text:style-name="T1">Au 06/06/2013, seule une tâche sur les trois, Communiquer RFID, a été réalisée sans aucun bug détecté </text:span><text:span text:style-name="T5">à ce jour</text:span><text:span text:style-name="T1">.</text:span></text:p>
      <text:p text:style-name="P1"><text:span text:style-name="T1">La complexité de cette tâche, avec la notion de threads qui était toute nouvelle pour moi à l'heure où j'ai débuté le projet (les cours sur les threads n'ayant pas encore débuté), </text:span><text:span text:style-name="T5">avec ses problèmes nombreux et imprévus (voir bugs signalés dans le journal de bord), </text:span><text:span text:style-name="T1">a entrainé un retard conséquent, ne permettant pas de traiter les tâches restantes, </text:span><text:span text:style-name="T5">parmi lesquelles la tâche Configurer, </text:span><text:span text:style-name="T1">à l'état de prototype </text:span><text:span text:style-name="T3">pour aider à la conception, </text:span><text:span text:style-name="T1">a pu être débutée</text:span><text:span text:style-name="T2">.</text:span></text:p>
      <text:p text:style-name="P1"><text:span text:style-name="T1"/></text:p>
      <text:p text:style-name="P3"><text:span text:style-name="T1">Malgré les difficultés que j'ai éprouvé le long de ce projet, j'ai appris énormément de choses (triggers, multithread, signaux-slots, interface graphique </text:span><text:span text:style-name="T4">Qt</text:span><text:span text:style-name="T1">...) </text:span><text:span text:style-name="T2">cela a été une exp</text:span><text:span text:style-name="T4">é</text:span><text:span text:style-name="T2">rience très enrichissante, autant sur le plan technique que sur le plan humain.</text:span></text:p>
      <text:p text:style-name="P3"/>
      <text:p text:style-name="P3"><text:span text:style-name="T2">Je tiens à remercier </text:span><text:span text:style-name="T4">Nicolas Scherer, responsable de la partie « Visualiser », pour son sérieux, et sa camaraderie.</text:span></text:p>
      <text:p text:style-name="P3"><text:span text:style-name="T4"/></text:p>
      <text:p text:style-name="P4"><text:span text:style-name="T4">Je tiens également à remercier tous mes mes professeurs d'informatique, dont M. Antoine, notre tuteur, qui nous a conseillé tout le long de ce projet, M. Defrance, pour ses conseils avisés sur la gestion des threads en Qt, et M. Serre pour </text:span><text:span text:style-name="T5">m'avoir </text:span><text:span text:style-name="T6">débloqué de certaines situations et </text:span><text:span text:style-name="T5">redonné confiance dans les moments de paniqu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6-06T11:10:01</meta:creation-date>
    <dc:date>2013-06-06T11:46:33</dc:date>
    <meta:editing-duration>PT00H21M02S</meta:editing-duration>
    <meta:editing-cycles>4</meta:editing-cycles>
    <meta:generator>OpenOffice.org/3.2$Linux OpenOffice.org_project/320m19$Build-9505</meta:generator>
    <meta:document-statistic meta:table-count="0" meta:image-count="0" meta:object-count="0" meta:page-count="1" meta:paragraph-count="10" meta:word-count="232" meta:character-count="1411"/>
  </office:meta>
</office:document-meta>
</file>